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go1" table:style-name="ta1">
        <table:shapes>
          <draw:frame draw:z-index="0" draw:style-name="gr1" draw:text-style-name="P1" svg:width="22.578cm" svg:height="16.415cm" svg:x="14.841cm" svg:y="1.036cm">
            <draw:object draw:notify-on-update-of-ranges="Algo1.A3:Algo1.A3 Algo1.A4:Algo1.A7 Algo1.B3:Algo1.B3 Algo1.B4:Algo1.B7 Algo1.A3:Algo1.A3 Algo1.A4:Algo1.A7 Algo1.C3:Algo1.C3 Algo1.C4:Algo1.C7 Algo1.A3:Algo1.A3 Algo1.A4:Algo1.A7 Algo1.D3:Algo1.D3 Algo1.D4:Algo1.D7 Algo1.A3:Algo1.A3 Algo1.A4:Algo1.A7 Algo1.E3:Algo1.E3 Algo1.E4:Algo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2"/>
        <table:table-row table:style-name="ro1" table:number-rows-repeated="2"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OCaml</text:p>
          </table:table-cell>
          <table:table-cell table:style-name="ce1" office:value-type="string" calcext:value-type="string">
            <text:p>C </text:p>
          </table:table-cell>
          <table:table-cell table:style-name="ce1" office:value-type="string" calcext:value-type="string">
            <text:p>C (O2)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2" calcext:value-type="float">
            <text:p>1,2</text:p>
          </table:table-cell>
          <table:table-cell office:value-type="float" office:value="0.077" calcext:value-type="float">
            <text:p>0,077</text:p>
          </table:table-cell>
          <table:table-cell office:value-type="float" office:value="0.12" calcext:value-type="float">
            <text:p>0,12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8" calcext:value-type="float">
            <text:p>9,8</text:p>
          </table:table-cell>
          <table:table-cell office:value-type="float" office:value="0.37" calcext:value-type="float">
            <text:p>0,37</text:p>
          </table:table-cell>
          <table:table-cell office:value-type="float" office:value="0.43" calcext:value-type="float">
            <text:p>0,4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2.8" calcext:value-type="float">
            <text:p>2,8</text:p>
          </table:table-cell>
          <table:table-cell office:value-type="float" office:value="3.1" calcext:value-type="float">
            <text:p>3,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/>
          <table:table-cell office:value-type="float" office:value="23.2" calcext:value-type="float">
            <text:p>23,2</text:p>
          </table:table-cell>
          <table:table-cell office:value-type="float" office:value="24" calcext:value-type="float">
            <text:p>24</text:p>
          </table:table-cell>
          <table:table-cell office:value-type="float" office:value="3.9" calcext:value-type="float">
            <text:p>3,9</text:p>
          </table:table-cell>
        </table:table-row>
      </table:table>
      <table:table table:name="Algo2" table:style-name="ta1">
        <table:shapes>
          <draw:frame draw:z-index="0" draw:style-name="gr1" draw:text-style-name="P1" svg:width="22.522cm" svg:height="14.874cm" svg:x="10.518cm" svg:y="5.817cm">
            <draw:object draw:notify-on-update-of-ranges="Algo2.A5:Algo2.A9 Algo2.B4:Algo2.B4 Algo2.B5:Algo2.B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2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lgo1</text:p>
          </table:table-cell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0.15" calcext:value-type="float">
            <text:p>0,15</text:p>
          </table:table-cell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0.48" calcext:value-type="float">
            <text:p>0,48</text:p>
          </table:table-cell>
        </table:table-row>
        <table:table-row table:style-name="ro1"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1" calcext:value-type="float">
            <text:p>11</text:p>
          </table:table-cell>
        </table:table-row>
      </table:table>
      <table:table table:name="Algo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9:35:47.972572504</meta:creation-date>
    <dc:date>2023-10-09T20:50:32.199797522</dc:date>
    <meta:editing-duration>PT6H22M2S</meta:editing-duration>
    <meta:editing-cycles>2</meta:editing-cycles>
    <meta:generator>LibreOffice/7.3.7.2$Linux_X86_64 LibreOffice_project/30$Build-2</meta:generator>
    <meta:document-statistic meta:table-count="3" meta:cell-count="3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79cm" svg:height="16.416cm" xlink:href=".." xlink:type="simple" chart:class="chart:scatter" chart:style-name="ch1">
        <chart:legend chart:legend-position="end" svg:x="20.15cm" svg:y="7.162cm" style:legend-expansion="high" chart:style-name="ch2"/>
        <chart:plot-area chart:style-name="ch3" table:cell-range-address="Algo1.A3:Algo1.E7" chart:data-source-has-labels="row" svg:x="1.386cm" svg:y="0.752cm" svg:width="19.247cm" svg:height="15.759cm">
          <chart:coordinate-region svg:x="2.007cm" svg:y="0.951cm" svg:width="18.254cm" svg:height="14.9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lgo1.B4:Algo1.B7" chart:label-cell-address="Algo1.B3:Algo1.B3" chart:class="chart:scatter">
            <chart:domain table:cell-range-address="Algo1.A4:Algo1.A7"/>
            <chart:data-point chart:repeated="4"/>
          </chart:series>
          <chart:series chart:style-name="ch8" chart:values-cell-range-address="Algo1.C4:Algo1.C7" chart:label-cell-address="Algo1.C3:Algo1.C3" chart:class="chart:scatter">
            <chart:data-point chart:repeated="4"/>
          </chart:series>
          <chart:series chart:style-name="ch9" chart:values-cell-range-address="Algo1.D4:Algo1.D7" chart:label-cell-address="Algo1.D3:Algo1.D3" chart:class="chart:scatter">
            <chart:data-point chart:repeated="4"/>
          </chart:series>
          <chart:series chart:style-name="ch10" chart:values-cell-range-address="Algo1.E4:Algo1.E7" chart:label-cell-address="Algo1.E3:Algo1.E3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ython</text:p>
                <draw:g>
                  <svg:desc>Algo1.B3:Algo1.B3</svg:desc>
                </draw:g>
              </table:table-cell>
              <table:table-cell office:value-type="string">
                <text:p>OCaml</text:p>
                <draw:g>
                  <svg:desc>Algo1.C3:Algo1.C3</svg:desc>
                </draw:g>
              </table:table-cell>
              <table:table-cell office:value-type="string">
                <text:p>C </text:p>
                <draw:g>
                  <svg:desc>Algo1.D3:Algo1.D3</svg:desc>
                </draw:g>
              </table:table-cell>
              <table:table-cell office:value-type="string">
                <text:p>C (O2)</text:p>
                <draw:g>
                  <svg:desc>Algo1.E3:Algo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Algo1.A4:Algo1.A7</svg:desc>
                </draw:g>
              </table:table-cell>
              <table:table-cell office:value-type="float" office:value="1.2">
                <text:p>1.2</text:p>
                <draw:g>
                  <svg:desc>Algo1.B4:Algo1.B7</svg:desc>
                </draw:g>
              </table:table-cell>
              <table:table-cell office:value-type="float" office:value="0.077">
                <text:p>0.077</text:p>
                <draw:g>
                  <svg:desc>Algo1.C4:Algo1.C7</svg:desc>
                </draw:g>
              </table:table-cell>
              <table:table-cell office:value-type="float" office:value="0.12">
                <text:p>0.12</text:p>
                <draw:g>
                  <svg:desc>Algo1.D4:Algo1.D7</svg:desc>
                </draw:g>
              </table:table-cell>
              <table:table-cell office:value-type="float" office:value="0.041">
                <text:p>0.041</text:p>
                <draw:g>
                  <svg:desc>Algo1.E4:Algo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9.8">
                <text:p>9.8</text:p>
              </table:table-cell>
              <table:table-cell office:value-type="float" office:value="0.37">
                <text:p>0.37</text:p>
              </table:table-cell>
              <table:table-cell office:value-type="float" office:value="0.43">
                <text:p>0.4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3.1">
                <text:p>3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24">
                <text:p>24</text:p>
              </table:table-cell>
              <table:table-cell office:value-type="float" office:value="3.9">
                <text:p>3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523cm" svg:height="14.875cm" xlink:href=".." xlink:type="simple" chart:class="chart:scatter" chart:style-name="ch1">
        <chart:plot-area chart:style-name="ch2" table:cell-range-address="Algo2.A5:Algo2.B9 Algo2.B4:Algo2.B4" chart:data-source-has-labels="row" svg:x="0.737cm" svg:y="0.557cm" svg:width="18.913cm" svg:height="13.727cm">
          <chart:coordinate-region svg:x="1.358cm" svg:y="0.757cm" svg:width="17.735cm" svg:height="12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Algo2.B5:Algo2.B9" chart:label-cell-address="Algo2.B4:Algo2.B4" chart:class="chart:scatter">
            <chart:domain table:cell-range-address="Algo2.A5:Algo2.A9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lgo1</text:p>
                <draw:g>
                  <svg:desc>Algo2.B4:Algo2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Algo2.A5:Algo2.A9</svg:desc>
                </draw:g>
              </table:table-cell>
              <table:table-cell office:value-type="float" office:value="0">
                <text:p>0</text:p>
                <draw:g>
                  <svg:desc>Algo2.B5:Algo2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